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4.5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00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ff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7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>
      <style:table-cell-properties style:text-align-source="value-type" style:repeat-content="false"/>
      <style:paragraph-properties fo:margin-left="0cm"/>
    </style:style>
    <style:style style:name="ce2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32" style:family="table-cell" style:parent-style-name="Default" style:data-style-name="N0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fo:color="#000000"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weight-asian="bold" style:font-weight-complex="bold" style:font-style-asian="normal" style:font-style-complex="normal" style:text-emphasize="none" style:font-relief="none" style:text-overline-style="none" style:text-overline-color="font-color" fo:font-size="12pt" style:text-position="sub 58%" style:font-size-asian="12pt" style:font-size-complex="12pt"/>
    </style:style>
    <style:style style:name="T4" style:family="text">
      <style:text-properties fo:color="#000000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b 58%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A<text:span text:style-name="T1">max</text:span></text:p>
          </table:table-cell>
          <table:table-cell table:style-name="ce27" office:value-type="string" calcext:value-type="string">
            <text:p>t<text:span text:style-name="T1">election</text:span></text:p>
          </table:table-cell>
          <table:table-cell table:style-name="ce3" office:value-type="string" calcext:value-type="string">
            <text:p><text:span text:style-name="T9">t</text:span><text:span text:style-name="T10">vote</text:span></text:p>
          </table:table-cell>
          <table:table-cell table:style-name="ce3" office:value-type="string" calcext:value-type="string">
            <text:p><text:span text:style-name="T9">t</text:span><text:span text:style-name="T10">result</text:span></text:p>
          </table:table-cell>
          <table:table-cell table:style-name="ce27" office:value-type="string" calcext:value-type="string">
            <text:p>x<text:span text:style-name="T1">election</text:span></text:p>
          </table:table-cell>
          <table:table-cell table:style-name="ce3" office:value-type="string" calcext:value-type="string">
            <text:p><text:span text:style-name="T9">x</text:span><text:span text:style-name="T10">vote</text:span></text:p>
          </table:table-cell>
          <table:table-cell table:style-name="ce3" office:value-type="string" calcext:value-type="string">
            <text:p><text:span text:style-name="T9">x</text:span><text:span text:style-name="T10">result</text:span></text:p>
          </table:table-cell>
          <table:table-cell table:style-name="ce3" office:value-type="string" calcext:value-type="string">
            <text:p><text:span text:style-name="T9">x</text:span><text:span text:style-name="T10">success</text:span>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1.0600851</text:p>
          </table:table-cell>
          <table:table-cell table:style-name="ce4" office:value-type="string" calcext:value-type="string">
            <text:p>0.0054023</text:p>
          </table:table-cell>
          <table:table-cell table:style-name="ce4" office:value-type="string" calcext:value-type="string">
            <text:p>1.002380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6" calcext:value-type="float">
            <text:p>26</text:p>
          </table:table-cell>
          <table:table-cell table:style-name="ce29" office:value-type="string" calcext:value-type="string">
            <text:p>0/10</text:p>
          </table:table-cell>
          <table:table-cell office:value-type="string" calcext:value-type="string">
            <text:p>Beispiel Graph aus der Vorlesung (Kapitel 3), mit 8 Kanten sehr dünn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string" calcext:value-type="string">
            <text:p>…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…</text:p>
          </table:table-cell>
          <table:table-cell table:style-name="ce30" office:value-type="string" calcext:value-type="string">
            <text:p>0/10</text:p>
          </table:table-cell>
          <table:table-cell office:value-type="string" calcext:value-type="string">
            <text:p>Höheres s verursacht höhere Nachrichtenkomplexität, aber kein besseres Ergebni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string" calcext:value-type="string">
            <text:p>…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…</text:p>
          </table:table-cell>
          <table:table-cell table:style-name="ce29" office:value-type="string" calcext:value-type="string">
            <text:p>0/10</text:p>
          </table:table-cell>
          <table:table-cell office:value-type="string" calcext:value-type="string">
            <text:p>Versuch mit großem m → Ergebnis wird noch “schlechter”</text:p>
          </table:table-cell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6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 table:style-name="ce5" office:value-type="string" calcext:value-type="string">
            <text:p>…</text:p>
          </table:table-cell>
          <table:table-cell table:style-name="ce5" office:value-type="string" calcext:value-type="string">
            <text:p>/</text:p>
          </table:table-cell>
          <table:table-cell table:style-name="ce5" office:value-type="string" calcext:value-type="string">
            <text:p>…</text:p>
          </table:table-cell>
          <table:table-cell table:style-name="ce30" office:value-type="string" calcext:value-type="string">
            <text:p>3/10</text:p>
          </table:table-cell>
          <table:table-cell office:value-type="string" calcext:value-type="string">
            <text:p>Kleineres m → Ergebnis wird besser weil weniger Termine zur Auswahl stehen</text:p>
          </table:table-cell>
        </table:table-row>
        <table:table-row table:style-name="ro1">
          <table:table-cell table:style-name="ce20"/>
          <table:table-cell table:style-name="ce4"/>
          <table:table-cell table:style-name="ce20"/>
          <table:table-cell table:style-name="ce4" table:number-columns-repeated="8"/>
          <table:table-cell table:style-name="ce29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" calcext:value-type="float">
            <text:p>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1.0928959</text:p>
          </table:table-cell>
          <table:table-cell table:style-name="ce5" office:value-type="string" calcext:value-type="string">
            <text:p>0.0059038</text:p>
          </table:table-cell>
          <table:table-cell table:style-name="ce5" office:value-type="string" calcext:value-type="string">
            <text:p>1.0099022</text:p>
          </table:table-cell>
          <table:table-cell table:style-name="ce5" office:value-type="float" office:value="154" calcext:value-type="float">
            <text:p>154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21" calcext:value-type="float">
            <text:p>121</text:p>
          </table:table-cell>
          <table:table-cell table:style-name="ce30" office:value-type="string" calcext:value-type="string">
            <text:p>0/10</text:p>
          </table:table-cell>
          <table:table-cell office:value-type="string" calcext:value-type="string">
            <text:p>21 Knoten und 32 Kanten, Election/Result dauert deutlich länger, Vote etwas länger</text:p>
          </table:table-cell>
        </table:table-row>
        <table:table-row table:style-name="ro1">
          <table:table-cell table:style-name="ce21"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21" office:value-type="float" office:value="10" calcext:value-type="float">
            <text:p>10</text:p>
          </table:table-cell>
          <table:table-cell table:style-name="ce20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string" calcext:value-type="string">
            <text:p>…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string" calcext:value-type="string">
            <text:p>…</text:p>
          </table:table-cell>
          <table:table-cell table:style-name="ce29" office:value-type="string" calcext:value-type="string">
            <text:p>0/10</text:p>
          </table:table-cell>
          <table:table-cell office:value-type="string" calcext:value-type="string">
            <text:p>Mehr Nachbarn bringen keine Besserung, zum ersten Mal werden Votes ignoriert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float" office:value="3" calcext:value-type="float">
            <text:p>3</text:p>
          </table:table-cell>
          <table:table-cell table:style-name="ce26" office:value-type="float" office:value="15" calcext:value-type="float">
            <text:p>15</text:p>
          </table:table-cell>
          <table:table-cell table:style-name="ce5" office:value-type="float" office:value="5" calcext:value-type="float">
            <text:p>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 table:style-name="ce5" office:value-type="string" calcext:value-type="string">
            <text:p>…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…</text:p>
          </table:table-cell>
          <table:table-cell table:style-name="ce5" office:value-type="string" calcext:value-type="string">
            <text:p>0/10</text:p>
          </table:table-cell>
          <table:table-cell office:value-type="string" calcext:value-type="string">
            <text:p>Immer noch keine Übereinstimmung, jedoch keine ignorierten Abstimmungen meh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3" calcext:value-type="float">
            <text:p>3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0" calcext:value-type="float">
            <text:p>1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4" table:style-name="ce4" office:value-type="string" calcext:value-type="string">
            <text:p>…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3/10</text:p>
          </table:table-cell>
          <table:table-cell office:value-type="string" calcext:value-type="string">
            <text:p>Wenn genug wählen, gibt es endlich valide Ergebnisse</text:p>
          </table:table-cell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6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4" table:style-name="ce5" office:value-type="string" calcext:value-type="string">
            <text:p>…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string" calcext:value-type="string">
            <text:p>…</text:p>
          </table:table-cell>
          <table:table-cell table:style-name="ce30" office:value-type="string" calcext:value-type="string">
            <text:p>9/10</text:p>
          </table:table-cell>
          <table:table-cell office:value-type="string" calcext:value-type="string">
            <text:p>Wenn die Auswahl binär ist, gibt es sehr viele valide Ergebnisse</text:p>
          </table:table-cell>
        </table:table-row>
        <table:table-row table:style-name="ro1">
          <table:table-cell/>
          <table:table-cell table:style-name="ce4" table:number-columns-repeated="11"/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4" table:style-name="ce5" office:value-type="string" calcext:value-type="string">
            <text:p>…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string" calcext:value-type="string">
            <text:p>…</text:p>
          </table:table-cell>
          <table:table-cell table:style-name="ce5" office:value-type="string" calcext:value-type="string">
            <text:p>0/10</text:p>
          </table:table-cell>
          <table:table-cell office:value-type="string" calcext:value-type="string">
            <text:p>Zum Vergleich mit 42 Knoten und 66 Kanten, hier braucht es auch wieder mehr Vote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float" office:value="2" calcext:value-type="float">
            <text:p>2</text:p>
          </table:table-cell>
          <table:table-cell table:style-name="ce20" office:value-type="float" office:value="30" calcext:value-type="float">
            <text:p>3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4" table:style-name="ce4" office:value-type="string" calcext:value-type="string">
            <text:p>…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string" calcext:value-type="string">
            <text:p>…</text:p>
          </table:table-cell>
          <table:table-cell table:style-name="ce29" office:value-type="string" calcext:value-type="string">
            <text:p>1/10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float" office:value="2" calcext:value-type="float">
            <text:p>2</text:p>
          </table:table-cell>
          <table:table-cell table:style-name="ce26" office:value-type="float" office:value="40" calcext:value-type="float">
            <text:p>40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number-columns-repeated="4" table:style-name="ce5" office:value-type="string" calcext:value-type="string">
            <text:p>…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string" calcext:value-type="string">
            <text:p>…</text:p>
          </table:table-cell>
          <table:table-cell table:style-name="ce5" office:value-type="string" calcext:value-type="string">
            <text:p>6/10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0" office:value-type="float" office:value="3" calcext:value-type="float">
            <text:p>3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number-columns-repeated="4" table:style-name="ce4" office:value-type="string" calcext:value-type="string">
            <text:p>…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string" calcext:value-type="string">
            <text:p>…</text:p>
          </table:table-cell>
          <table:table-cell table:style-name="ce4" office:value-type="string" calcext:value-type="string">
            <text:p>1/10</text:p>
          </table:table-cell>
          <table:table-cell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22" office:value-type="string" calcext:value-type="string">
            <text:p>n</text:p>
          </table:table-cell>
          <table:table-cell office:value-type="string" calcext:value-type="string">
            <text:p>Anzahl Philosophen</text:p>
          </table:table-cell>
          <table:table-cell table:number-columns-repeated="11"/>
        </table:table-row>
        <table:table-row table:style-name="ro2">
          <table:table-cell table:style-name="ce22" office:value-type="string" calcext:value-type="string">
            <text:p>m</text:p>
          </table:table-cell>
          <table:table-cell office:value-type="string" calcext:value-type="string">
            <text:p>Obere Schranke für t = 1..m</text:p>
          </table:table-cell>
          <table:table-cell table:number-columns-repeated="11"/>
        </table:table-row>
        <table:table-row table:style-name="ro2">
          <table:table-cell table:style-name="ce22" office:value-type="string" calcext:value-type="string">
            <text:p>s</text:p>
          </table:table-cell>
          <table:table-cell office:value-type="string" calcext:value-type="string">
            <text:p>Anzahl der zufällig gewählten Start-Philosophen</text:p>
          </table:table-cell>
          <table:table-cell table:number-columns-repeated="11"/>
        </table:table-row>
        <table:table-row table:style-name="ro2">
          <table:table-cell table:style-name="ce22" office:value-type="string" calcext:value-type="string">
            <text:p>p</text:p>
          </table:table-cell>
          <table:table-cell office:value-type="string" calcext:value-type="string">
            <text:p>Anzahl der zufälligen Nachbarn je Philosoph</text:p>
          </table:table-cell>
          <table:table-cell table:number-columns-repeated="11"/>
        </table:table-row>
        <table:table-row table:style-name="ro2">
          <table:table-cell table:style-name="ce22" office:value-type="string" calcext:value-type="string">
            <text:p>A<text:span text:style-name="T1">max</text:span></text:p>
          </table:table-cell>
          <table:table-cell office:value-type="string" calcext:value-type="string">
            <text:p>Maximale Anzahl der Abstimmungsrunden je Philosoph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3">
          <table:table-cell table:style-name="ce23" office:value-type="string" calcext:value-type="string">
            <text:p><text:span text:style-name="T2">t</text:span><text:span text:style-name="T3">election</text:span></text:p>
          </table:table-cell>
          <table:table-cell office:value-type="string" calcext:value-type="string">
            <text:p><text:span text:style-name="T8">Zeit (in Sekunden) </text:span>bis zum Wahlsieg eines Philosophen nach dem Wahlstart</text:p>
          </table:table-cell>
          <table:table-cell table:number-columns-repeated="4"/>
          <table:table-cell table:style-name="ce12"/>
          <table:table-cell table:number-columns-repeated="6"/>
        </table:table-row>
        <table:table-row table:style-name="ro2">
          <table:table-cell table:style-name="ce24" office:value-type="string" calcext:value-type="string">
            <text:p><text:span text:style-name="T4">t</text:span><text:span text:style-name="T5">vote</text:span></text:p>
          </table:table-cell>
          <table:table-cell office:value-type="string" calcext:value-type="string">
            <text:p><text:span text:style-name="T8">Zeit (in Sekunden)</text:span>, die für die Abstimmungsrunden aufgewendet wird</text:p>
          </table:table-cell>
          <table:table-cell table:number-columns-repeated="11"/>
        </table:table-row>
        <table:table-row table:style-name="ro2">
          <table:table-cell table:style-name="ce23" office:value-type="string" calcext:value-type="string">
            <text:p><text:span text:style-name="T4">t</text:span><text:span text:style-name="T5">result</text:span></text:p>
          </table:table-cell>
          <table:table-cell office:value-type="string" calcext:value-type="string">
            <text:p>Zeit (in Sekunden), die der Koordinator benötigt, um alle Ergebnisse einzusammeln</text:p>
          </table:table-cell>
          <table:table-cell table:number-columns-repeated="11"/>
        </table:table-row>
        <table:table-row table:style-name="ro2">
          <table:table-cell table:style-name="ce24" office:value-type="string" calcext:value-type="string">
            <text:p><text:span text:style-name="T4">x</text:span><text:span text:style-name="T5">election</text:span></text:p>
          </table:table-cell>
          <table:table-cell office:value-type="string" calcext:value-type="string">
            <text:p>Anzahl der Nachrichten, die für die Wahl versendet werden</text:p>
          </table:table-cell>
          <table:table-cell table:number-columns-repeated="11"/>
        </table:table-row>
        <table:table-row table:style-name="ro2">
          <table:table-cell table:style-name="ce23" office:value-type="string" calcext:value-type="string">
            <text:p><text:span text:style-name="T4">x</text:span><text:span text:style-name="T5">vote</text:span></text:p>
          </table:table-cell>
          <table:table-cell office:value-type="string" calcext:value-type="string">
            <text:p>Anzahl der Nachrichten, die für die Abstimmungsrunden versendet werden</text:p>
          </table:table-cell>
          <table:table-cell table:number-columns-repeated="11"/>
        </table:table-row>
        <table:table-row table:style-name="ro2">
          <table:table-cell table:style-name="ce23" office:value-type="string" calcext:value-type="string">
            <text:p><text:span text:style-name="T4">x</text:span><text:span text:style-name="T5">result</text:span></text:p>
          </table:table-cell>
          <table:table-cell office:value-type="string" calcext:value-type="string">
            <text:p>Anzahl der Nachrichten, die für das Einsammeln der Ergebnisse versendet werden (doppelt)</text:p>
          </table:table-cell>
          <table:table-cell table:number-columns-repeated="11"/>
        </table:table-row>
        <table:table-row table:style-name="ro2">
          <table:table-cell table:style-name="ce25" office:value-type="string" calcext:value-type="string">
            <text:p><text:span text:style-name="T6">x</text:span><text:span text:style-name="T7">success</text:span></text:p>
          </table:table-cell>
          <table:table-cell office:value-type="string" calcext:value-type="string">
            <text:p>Wie oft der Abstimmungsprozesses erfolgreich war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Default" office:value-type="string" calcext:value-type="string">
            <text:p>Nachrichtenkomplexität Election → 2*Anz. Kanten (siehe Vorlesung) je zur Wahl stehenden Knoten (also max n)</text:p>
          </table:table-cell>
          <table:table-cell table:number-columns-repeated="12"/>
        </table:table-row>
        <table:table-row table:style-name="ro2">
          <table:table-cell table:style-name="Default" office:value-type="string" calcext:value-type="string">
            <text:p>Nachrichtenkomplexität Abstimmung → 2*s*p</text:p>
          </table:table-cell>
          <table:table-cell table:number-columns-repeated="12"/>
        </table:table-row>
        <table:table-row table:style-name="ro2">
          <table:table-cell table:style-name="Default" office:value-type="string" calcext:value-type="string">
            <text:p>Nachrichtenkomplexität Double Count → 2*(n-1)</text:p>
          </table:table-cell>
          <table:table-cell table:number-columns-repeated="12"/>
        </table:table-row>
      </table:table>
      <table:table table:name="Sheet2" table:style-name="ta1">
        <office:forms form:automatic-focus="false" form:apply-design-mode="false"/>
        <table:shapes>
          <draw:frame draw:z-index="0" draw:style-name="gr1" draw:text-style-name="P1" svg:width="15.999cm" svg:height="8.999cm" svg:x="0cm" svg:y="0cm">
            <draw:object draw:notify-on-update-of-ranges="Sheet2.C1:Sheet2.C1 Sheet2.C2:Sheet2.C14 Sheet2.D1:Sheet2.D1 Sheet2.D2:Sheet2.D14 Sheet2.E1:Sheet2.E1 Sheet2.E2:Sheet2.E14 Sheet2.F1:Sheet2.F1 Sheet2.F2:Sheet2.F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0cm" svg:y="9.482cm">
            <draw:object draw:notify-on-update-of-ranges="Sheet2.A1:Sheet2.A1 Sheet2.A2:Sheet2.A14 Sheet2.B1:Sheet2.B1 Sheet2.B2:Sheet2.B14 Sheet2.G1:Sheet2.G1 Sheet2.G2:Sheet2.G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18.079cm" svg:y="0cm">
            <draw:object draw:notify-on-update-of-ranges="Sheet2.A17:Sheet2.A18 Sheet2.B16:Sheet2.B16 Sheet2.B17:Sheet2.B18 Sheet2.C16:Sheet2.C16 Sheet2.C17:Sheet2.C18 Sheet2.D16:Sheet2.D16 Sheet2.D17:Sheet2.D1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1"/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*p</text:p>
          </table:table-cell>
          <table:table-cell office:value-type="string" calcext:value-type="string">
            <text:p>Abstimmungsnachrichten</text:p>
          </table:table-cell>
          <table:table-cell office:value-type="string" calcext:value-type="string">
            <text:p>Erfolg (in 10 Fällen)</text:p>
          </table:table-cell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[.C2]*[.D2])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C3]*[.D3])/2" office:value-type="float" office:value="7.5" calcext:value-type="float">
            <text:p>7,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C4]*[.D4])/2" office:value-type="float" office:value="7.5" calcext:value-type="float">
            <text:p>7,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C5]*[.D5])/2" office:value-type="float" office:value="7.5" calcext:value-type="float">
            <text:p>7,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([.C6]*[.D6])/2"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([.C7]*[.D7])/2"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([.C8]*[.D8])/2" office:value-type="float" office:value="37.5" calcext:value-type="float">
            <text:p>37,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C9]*[.D9])/2"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C10]*[.D10])/2"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C11]*[.D11])/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([.C12]*[.D12])/2" office:value-type="float" office:value="150" calcext:value-type="float">
            <text:p>15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([.C13]*[.D13])/2" office:value-type="float" office:value="200" calcext:value-type="float">
            <text:p>200</text:p>
          </table:table-cell>
          <table:table-cell office:value-type="float" office:value="251" calcext:value-type="float">
            <text:p>25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([.C14]*[.D14])/2" office:value-type="float" office:value="200" calcext:value-type="float">
            <text:p>200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Election-Zeit</text:p>
          </table:table-cell>
          <table:table-cell office:value-type="string" calcext:value-type="string">
            <text:p>Abstimmungs-Zeit</text:p>
          </table:table-cell>
          <table:table-cell office:value-type="string" calcext:value-type="string">
            <text:p>Double-Count-Zeit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2" office:value-type="float" office:value="0.0600851" calcext:value-type="float">
            <text:p>0,0600851</text:p>
          </table:table-cell>
          <table:table-cell table:style-name="ce32" office:value-type="float" office:value="0.0054023" calcext:value-type="float">
            <text:p>0,0054023</text:p>
          </table:table-cell>
          <table:table-cell table:style-name="ce32" office:value-type="float" office:value="0.0023805" calcext:value-type="float">
            <text:p>0,0023805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32" office:value-type="float" office:value="0.0928959" calcext:value-type="float">
            <text:p>0,0928959</text:p>
          </table:table-cell>
          <table:table-cell table:style-name="ce32" office:value-type="float" office:value="0.0059038" calcext:value-type="float">
            <text:p>0,0059038</text:p>
          </table:table-cell>
          <table:table-cell table:style-name="ce32" office:value-type="float" office:value="0.0099022" calcext:value-type="float">
            <text:p>0,0099022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number-style style:name="N107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35cm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.00.0000</text:date>, <text:time style:data-style-name="N2" text:time-value="19:55:56.6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9T13:17:18.748000000</meta:creation-date>
    <dc:date>2021-01-17T20:10:35.338000000</dc:date>
    <meta:editing-duration>PT7H48S</meta:editing-duration>
    <meta:editing-cycles>29</meta:editing-cycles>
    <meta:generator>LibreOffice/7.0.3.1$Windows_X86_64 LibreOffice_project/d7547858d014d4cf69878db179d326fc3483e082</meta:generator>
    <meta:document-statistic meta:table-count="2" meta:cell-count="316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tacked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91cm" svg:y="0.316cm" chart:style-name="ch2">
          <text:p>Abstimmungen in Abhängigkeit von n und m</text:p>
        </chart:title>
        <chart:subtitle svg:x="2.837cm" svg:y="1.275cm" chart:style-name="ch3">
          <text:p>Große n verschlechtern, kleine m verbessern das Ergebnis</text:p>
        </chart:subtitle>
        <chart:legend chart:legend-position="end" svg:x="12.255cm" svg:y="3.703cm" style:legend-expansion="high" chart:style-name="ch4"/>
        <chart:plot-area chart:style-name="ch5" table:cell-range-address="Sheet2.A1:Sheet2.B14 Sheet2.G1:Sheet2.G14" chart:data-source-has-labels="row" svg:x="0.32cm" svg:y="2.138cm" svg:width="11.615cm" svg:height="6.682cm">
          <chart:coordinate-region svg:x="0.941cm" svg:y="2.337cm" svg:width="10.994cm" svg:height="5.83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2.A2:Sheet2.A14" chart:label-cell-address="Sheet2.A1:Sheet2.A1" chart:class="chart:bar">
            <chart:data-point chart:repeated="13"/>
          </chart:series>
          <chart:series chart:style-name="ch10" chart:values-cell-range-address="Sheet2.B2:Sheet2.B14" chart:label-cell-address="Sheet2.B1:Sheet2.B1" chart:class="chart:bar">
            <chart:data-point chart:repeated="13"/>
          </chart:series>
          <chart:series chart:style-name="ch11" chart:values-cell-range-address="Sheet2.G2:Sheet2.G14" chart:label-cell-address="Sheet2.G1:Sheet2.G1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2.A1:Sheet2.A1</svg:desc>
                </draw:g>
              </table:table-cell>
              <table:table-cell office:value-type="string">
                <text:p>m</text:p>
                <draw:g>
                  <svg:desc>Sheet2.B1:Sheet2.B1</svg:desc>
                </draw:g>
              </table:table-cell>
              <table:table-cell office:value-type="string">
                <text:p>Erfolg (in 10 Fällen)</text:p>
                <draw:g>
                  <svg:desc>Sheet2.G1:Sheet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2.A2:Sheet2.A14</svg:desc>
                </draw:g>
              </table:table-cell>
              <table:table-cell office:value-type="float" office:value="5">
                <text:p>5</text:p>
                <draw:g>
                  <svg:desc>Sheet2.B2:Sheet2.B14</svg:desc>
                </draw:g>
              </table:table-cell>
              <table:table-cell office:value-type="float" office:value="0">
                <text:p>0</text:p>
                <draw:g>
                  <svg:desc>Sheet2.G2:Sheet2.G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977cm" svg:y="0.316cm" chart:style-name="ch2">
          <text:p>Nachrichtenkomplexität in direkter Abhängigkeit von s und p</text:p>
        </chart:title>
        <chart:subtitle svg:x="2.096cm" svg:y="1.275cm" chart:style-name="ch3">
          <text:p>Anz. Abstimmungsnachrichten ist proportional von s und p abhängig</text:p>
        </chart:subtitle>
        <chart:legend chart:legend-position="end" svg:x="10.767cm" svg:y="3.454cm" style:legend-expansion="high" chart:style-name="ch4"/>
        <chart:plot-area chart:style-name="ch5" table:cell-range-address="Sheet2.C1:Sheet2.F14" chart:data-source-has-labels="row" svg:x="0.32cm" svg:y="2.138cm" svg:width="10.127cm" svg:height="6.682cm">
          <chart:coordinate-region svg:x="1.127cm" svg:y="2.337cm" svg:width="9.133cm" svg:height="5.83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Sheet2.C2:Sheet2.C14" chart:label-cell-address="Sheet2.C1:Sheet2.C1" chart:class="chart:line">
            <chart:data-point chart:repeated="13"/>
          </chart:series>
          <chart:series chart:style-name="ch9" chart:values-cell-range-address="Sheet2.D2:Sheet2.D14" chart:label-cell-address="Sheet2.D1:Sheet2.D1" chart:class="chart:line">
            <chart:data-point chart:repeated="13"/>
          </chart:series>
          <chart:series chart:style-name="ch10" chart:values-cell-range-address="Sheet2.E2:Sheet2.E14" chart:label-cell-address="Sheet2.E1:Sheet2.E1" chart:class="chart:line">
            <chart:data-point chart:repeated="13"/>
          </chart:series>
          <chart:series chart:style-name="ch11" chart:values-cell-range-address="Sheet2.F2:Sheet2.F14" chart:label-cell-address="Sheet2.F1:Sheet2.F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Sheet2.C1:Sheet2.C1</svg:desc>
                </draw:g>
              </table:table-cell>
              <table:table-cell office:value-type="string">
                <text:p>p</text:p>
                <draw:g>
                  <svg:desc>Sheet2.D1:Sheet2.D1</svg:desc>
                </draw:g>
              </table:table-cell>
              <table:table-cell office:value-type="string">
                <text:p>s*p</text:p>
                <draw:g>
                  <svg:desc>Sheet2.E1:Sheet2.E1</svg:desc>
                </draw:g>
              </table:table-cell>
              <table:table-cell office:value-type="string">
                <text:p>Abstimmungsnachrichten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2.C2:Sheet2.C14</svg:desc>
                </draw:g>
              </table:table-cell>
              <table:table-cell office:value-type="float" office:value="3">
                <text:p>3</text:p>
                <draw:g>
                  <svg:desc>Sheet2.D2:Sheet2.D14</svg:desc>
                </draw:g>
              </table:table-cell>
              <table:table-cell office:value-type="float" office:value="9">
                <text:p>9</text:p>
                <draw:g>
                  <svg:desc>Sheet2.E2:Sheet2.E14</svg:desc>
                </draw:g>
              </table:table-cell>
              <table:table-cell office:value-type="float" office:value="15">
                <text:p>15</text:p>
                <draw:g>
                  <svg:desc>Sheet2.F2:Sheet2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37.5">
                <text:p>37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51">
                <text:p>2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39cm" svg:y="0.316cm" chart:style-name="ch2">
          <text:p>Zeiten in Abhängigkeit des gewählten Graphen</text:p>
        </chart:title>
        <chart:legend chart:legend-position="end" svg:x="12.44cm" svg:y="3.703cm" style:legend-expansion="high" chart:style-name="ch3"/>
        <chart:plot-area chart:style-name="ch4" table:cell-range-address="Sheet2.A16:Sheet2.D18" chart:data-source-has-labels="both" svg:x="1.331cm" svg:y="1.275cm" svg:width="10.789cm" svg:height="6.564cm">
          <chart:coordinate-region svg:x="2.243cm" svg:y="1.474cm" svg:width="9.877cm" svg:height="5.718cm"/>
          <chart:axis chart:dimension="x" chart:name="primary-x" chart:style-name="ch5" chartooo:axis-type="auto">
            <chartooo:date-scale/>
            <chart:title svg:x="5.332cm" svg:y="8.019cm" chart:style-name="ch6">
              <text:p>Anzahl der Knoten</text:p>
            </chart:title>
            <chart:categories table:cell-range-address="Sheet2.A17:Sheet2.A18"/>
          </chart:axis>
          <chart:axis chart:dimension="y" chart:name="primary-y" chart:style-name="ch7">
            <chart:title svg:x="0.451cm" svg:y="5.831cm" chart:style-name="ch8">
              <text:p>Zeit in Sekunden</text:p>
            </chart:title>
            <chart:grid chart:style-name="ch9" chart:class="major"/>
          </chart:axis>
          <chart:series chart:style-name="ch10" chart:values-cell-range-address="Sheet2.B17:Sheet2.B18" chart:label-cell-address="Sheet2.B16:Sheet2.B16" chart:class="chart:bar">
            <chart:data-point chart:repeated="2"/>
          </chart:series>
          <chart:series chart:style-name="ch11" chart:values-cell-range-address="Sheet2.C17:Sheet2.C18" chart:label-cell-address="Sheet2.C16:Sheet2.C16" chart:class="chart:bar">
            <chart:data-point chart:repeated="2"/>
          </chart:series>
          <chart:series chart:style-name="ch12" chart:values-cell-range-address="Sheet2.D17:Sheet2.D18" chart:label-cell-address="Sheet2.D16:Sheet2.D16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ection-Zeit</text:p>
                <draw:g>
                  <svg:desc>Sheet2.B16:Sheet2.B16</svg:desc>
                </draw:g>
              </table:table-cell>
              <table:table-cell office:value-type="string">
                <text:p>Abstimmungs-Zeit</text:p>
                <draw:g>
                  <svg:desc>Sheet2.C16:Sheet2.C16</svg:desc>
                </draw:g>
              </table:table-cell>
              <table:table-cell office:value-type="string">
                <text:p>Double-Count-Zeit</text:p>
                <draw:g>
                  <svg:desc>Sheet2.D16:Sheet2.D16</svg:desc>
                </draw:g>
              </table:table-cell>
            </table:table-row>
          </table:table-header-rows>
          <table:table-rows>
            <table:table-row>
              <table:table-cell office:value-type="float" office:value="7">
                <text:p>7</text:p>
                <draw:g>
                  <svg:desc>Sheet2.A17:Sheet2.A18</svg:desc>
                </draw:g>
              </table:table-cell>
              <table:table-cell office:value-type="float" office:value="0.0600851">
                <text:p>0.0600851</text:p>
                <draw:g>
                  <svg:desc>Sheet2.B17:Sheet2.B18</svg:desc>
                </draw:g>
              </table:table-cell>
              <table:table-cell office:value-type="float" office:value="0.0054023">
                <text:p>0.0054023</text:p>
                <draw:g>
                  <svg:desc>Sheet2.C17:Sheet2.C18</svg:desc>
                </draw:g>
              </table:table-cell>
              <table:table-cell office:value-type="float" office:value="0.0023805">
                <text:p>0.0023805</text:p>
                <draw:g>
                  <svg:desc>Sheet2.D17:Sheet2.D18</svg:desc>
                </draw:g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928959">
                <text:p>0.0928959</text:p>
              </table:table-cell>
              <table:table-cell office:value-type="float" office:value="0.0059038">
                <text:p>0.0059038</text:p>
              </table:table-cell>
              <table:table-cell office:value-type="float" office:value="0.0099022">
                <text:p>0.00990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